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ropiedades y Equip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PROPIEDAD, PLANTA Y EQUIP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office:value-type="float" office:value="0" table:formula="of:=[.D10]+[.E10]-[.F10]" table:style-name="ce26">
            <text:p>0</text:p>
          </table:table-cell>
          <table:table-cell table:style-name="ce20"/>
          <table:table-cell office:value-type="string" table:style-name="ce21">
            <text:p>PROPIEDAD, PLANTA Y EQUIPO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2</text:p>
          </table:table-cell>
          <table:table-cell office:value-type="string" table:style-name="ce29">
            <text:p>Vehículos</text:p>
          </table:table-cell>
          <table:table-cell table:style-name="ce30"/>
          <table:table-cell office:value-type="float" office:value="15000" table:style-name="ce25">
            <text:p>15.00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5000" table:formula="of:=[.D11]+[.E11]-[.F11]" table:style-name="ce26">
            <text:p>15.000</text:p>
          </table:table-cell>
          <table:table-cell office:value-type="string" table:style-name="ce20">
            <text:p>1.2.01.02</text:p>
          </table:table-cell>
          <table:table-cell office:value-type="string" table:style-name="ce29">
            <text:p>Vehículos</text:p>
          </table:table-cell>
          <table:table-cell office:value-type="float" office:value="15000" table:style-name="ce25">
            <text:p>15.000</text:p>
          </table:table-cell>
          <table:table-cell office:value-type="float" office:value="0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3</text:p>
          </table:table-cell>
          <table:table-cell office:value-type="string" table:style-name="ce29">
            <text:p>Equipo de Computación</text:p>
          </table:table-cell>
          <table:table-cell table:style-name="ce30"/>
          <table:table-cell office:value-type="float" office:value="143209.23000000001" table:style-name="ce25">
            <text:p>143.209</text:p>
          </table:table-cell>
          <table:table-cell office:value-type="float" office:value="1018.97" table:style-name="ce24">
            <text:p>1.019</text:p>
          </table:table-cell>
          <table:table-cell office:value-type="float" office:value="2618.31" table:style-name="ce25">
            <text:p>2.618</text:p>
          </table:table-cell>
          <table:table-cell office:value-type="float" office:value="141609.89000000001" table:formula="of:=[.D12]+[.E12]-[.F12]" table:style-name="ce26">
            <text:p>141.610</text:p>
          </table:table-cell>
          <table:table-cell office:value-type="string" table:style-name="ce20">
            <text:p>1.2.01.03</text:p>
          </table:table-cell>
          <table:table-cell office:value-type="string" table:style-name="ce29">
            <text:p>Equipo de Computación</text:p>
          </table:table-cell>
          <table:table-cell office:value-type="float" office:value="125552.68" table:style-name="ce25">
            <text:p>125.553</text:p>
          </table:table-cell>
          <table:table-cell office:value-type="float" office:value="16057.210000000021" table:formula="of:=+[.G12]-[.J12]" table:style-name="ce28">
            <text:p>16.05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4</text:p>
          </table:table-cell>
          <table:table-cell office:value-type="string" table:style-name="ce29">
            <text:p>Equipo de Telecomunicaciones</text:p>
          </table:table-cell>
          <table:table-cell table:style-name="ce30"/>
          <table:table-cell office:value-type="float" office:value="271292.75" table:style-name="ce25">
            <text:p>271.293</text:p>
          </table:table-cell>
          <table:table-cell office:value-type="float" office:value="0" table:style-name="ce24">
            <text:p>0</text:p>
          </table:table-cell>
          <table:table-cell office:value-type="float" office:value="7639.78" table:style-name="ce25">
            <text:p>7.640</text:p>
          </table:table-cell>
          <table:table-cell office:value-type="float" office:value="263652.96999999997" table:formula="of:=[.D13]+[.E13]-[.F13]" table:style-name="ce26">
            <text:p>263.653</text:p>
          </table:table-cell>
          <table:table-cell office:value-type="string" table:style-name="ce20">
            <text:p>1.2.01.04</text:p>
          </table:table-cell>
          <table:table-cell office:value-type="string" table:style-name="ce29">
            <text:p>Equipo de Telecomunicaciones</text:p>
          </table:table-cell>
          <table:table-cell office:value-type="float" office:value="260911.55" table:style-name="ce25">
            <text:p>260.912</text:p>
          </table:table-cell>
          <table:table-cell office:value-type="float" office:value="2741.4199999999837" table:formula="of:=+[.G13]-[.J13]" table:style-name="ce28">
            <text:p>2.74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5</text:p>
          </table:table-cell>
          <table:table-cell office:value-type="string" table:style-name="ce29">
            <text:p>Edificio e Instalacione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4]+[.E14]-[.F14]" table:style-name="ce26">
            <text:p>0</text:p>
          </table:table-cell>
          <table:table-cell office:value-type="string" table:style-name="ce20">
            <text:p>1.2.01.05</text:p>
          </table:table-cell>
          <table:table-cell office:value-type="string" table:style-name="ce29">
            <text:p>Edificio e Instalaciones</text:p>
          </table:table-cell>
          <table:table-cell office:value-type="float" office:value="53497.51" table:style-name="ce25">
            <text:p>53.498</text:p>
          </table:table-cell>
          <table:table-cell office:value-type="float" office:value="-53497.51" table:formula="of:=+[.G14]-[.J14]" table:style-name="ce28">
            <text:p>-53.49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7</text:p>
          </table:table-cell>
          <table:table-cell office:value-type="string" table:style-name="ce29">
            <text:p>Rede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5]+[.E15]-[.F15]" table:style-name="ce26">
            <text:p>0</text:p>
          </table:table-cell>
          <table:table-cell office:value-type="string" table:style-name="ce20">
            <text:p>1.2.01.07</text:p>
          </table:table-cell>
          <table:table-cell office:value-type="string" table:style-name="ce29">
            <text:p>Redes</text:p>
          </table:table-cell>
          <table:table-cell office:value-type="float" office:value="168707.07" table:style-name="ce25">
            <text:p>168.707</text:p>
          </table:table-cell>
          <table:table-cell office:value-type="float" office:value="-168707.07" table:formula="of:=+[.G15]-[.J15]" table:style-name="ce28">
            <text:p>-168.70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6</text:p>
          </table:table-cell>
          <table:table-cell office:value-type="string" table:style-name="ce29">
            <text:p>Software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6]+[.E16]-[.F16]" table:style-name="ce26">
            <text:p>0</text:p>
          </table:table-cell>
          <table:table-cell office:value-type="string" table:style-name="ce20">
            <text:p>1.2.01.06</text:p>
          </table:table-cell>
          <table:table-cell office:value-type="string" table:style-name="ce29">
            <text:p>Software</text:p>
          </table:table-cell>
          <table:table-cell office:value-type="float" office:value="76828.149999999994" table:style-name="ce25">
            <text:p>76.828</text:p>
          </table:table-cell>
          <table:table-cell office:value-type="float" office:value="-76828.149999999994" table:formula="of:=+[.G16]-[.J16]" table:style-name="ce28">
            <text:p>-76.82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9</text:p>
          </table:table-cell>
          <table:table-cell office:value-type="string" table:style-name="ce29">
            <text:p>Otros Activos Fijos</text:p>
          </table:table-cell>
          <table:table-cell table:style-name="ce30"/>
          <table:table-cell office:value-type="float" office:value="34330.82" table:style-name="ce25">
            <text:p>34.331</text:p>
          </table:table-cell>
          <table:table-cell office:value-type="float" office:value="549.99" table:style-name="ce24">
            <text:p>550</text:p>
          </table:table-cell>
          <table:table-cell office:value-type="float" office:value="0" table:style-name="ce25">
            <text:p>0</text:p>
          </table:table-cell>
          <table:table-cell office:value-type="float" office:value="34880.81" table:formula="of:=[.D17]+[.E17]-[.F17]" table:style-name="ce26">
            <text:p>34.881</text:p>
          </table:table-cell>
          <table:table-cell office:value-type="string" table:style-name="ce20">
            <text:p>1.2.01.09</text:p>
          </table:table-cell>
          <table:table-cell office:value-type="string" table:style-name="ce29">
            <text:p>Otros Activos Fijos</text:p>
          </table:table-cell>
          <table:table-cell office:value-type="float" office:value="32440.74" table:style-name="ce25">
            <text:p>32.441</text:p>
          </table:table-cell>
          <table:table-cell office:value-type="float" office:value="2440.0699999999961" table:formula="of:=+[.G17]-[.J17]" table:style-name="ce28">
            <text:p>2.44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2</text:p>
          </table:table-cell>
          <table:table-cell office:value-type="string" table:style-name="ce31">
            <text:p>Depreciación acumulada</text:p>
          </table:table-cell>
          <table:table-cell table:style-name="ce30"/>
          <table:table-cell office:value-type="float" office:value="-212749.01" table:style-name="ce25">
            <text:p>-212.749</text:p>
          </table:table-cell>
          <table:table-cell office:value-type="float" office:value="0" table:style-name="ce24">
            <text:p>0</text:p>
          </table:table-cell>
          <table:table-cell office:value-type="float" office:value="29093.96" table:style-name="ce25">
            <text:p>29.094</text:p>
          </table:table-cell>
          <table:table-cell office:value-type="float" office:value="-241842.97" table:formula="of:=[.D19]+[.E19]-[.F19]" table:style-name="ce26">
            <text:p>-241.843</text:p>
          </table:table-cell>
          <table:table-cell office:value-type="string" table:style-name="ce20">
            <text:p>1.2.02</text:p>
          </table:table-cell>
          <table:table-cell office:value-type="string" table:style-name="ce31">
            <text:p>Depreciación acumulada</text:p>
          </table:table-cell>
          <table:table-cell office:value-type="float" office:value="-512457.26" table:style-name="ce25">
            <text:p>-512.457</text:p>
          </table:table-cell>
          <table:table-cell office:value-type="float" office:value="270614.29000000004" table:formula="of:=+[.G19]-[.J19]" table:style-name="ce28">
            <text:p>270.61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51083.78999999998" table:formula="of:=SUM([.D9:.D20])" table:style-name="ce42">
            <text:p>251.084</text:p>
          </table:table-cell>
          <table:table-cell office:value-type="float" office:value="1568.96" table:formula="of:=SUM([.E9:.E20])" table:style-name="ce42">
            <text:p>1.569</text:p>
          </table:table-cell>
          <table:table-cell office:value-type="float" office:value="39352.050000000003" table:formula="of:=SUM([.F9:.F20])" table:style-name="ce42">
            <text:p>39.352</text:p>
          </table:table-cell>
          <table:table-cell office:value-type="float" office:value="213300.69999999998" table:formula="of:=SUM([.G9:.G20])" table:style-name="ce42">
            <text:p>213.301</text:p>
          </table:table-cell>
          <table:table-cell table:number-columns-repeated="2" table:style-name="ce40"/>
          <table:table-cell office:value-type="float" office:value="220480.44000000006" table:formula="of:=SUM([.J9:.J20])" table:style-name="ce42">
            <text:p>220.480</text:p>
          </table:table-cell>
          <table:table-cell office:value-type="float" office:value="-7179.7399999999325" table:formula="of:=SUM([.K9:.K20])" table:style-name="ce43">
            <text:p>-7.180</text:p>
          </table:table-cell>
          <table:table-cell table:style-name="ce44"/>
          <table:table-cell table:number-columns-repeated="16372" table:style-name="ce45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2"/>
          <table:table-cell table:style-name="ce53"/>
          <table:table-cell table:style-name="ce54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Clasificación:</text:p>
          </table:table-cell>
          <table:table-cell table:style-name="ce56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Equipos de Telecomunicaciones</text:p>
          </table:table-cell>
          <table:table-cell table:style-name="ce56"/>
          <table:table-cell office:value-type="float" office:value="263652.96999999997" table:formula="of:=[.G13]" table:style-name="ce57">
            <text:p>263.653</text:p>
          </table:table-cell>
          <table:table-cell office:value-type="float" office:value="260911.55" table:formula="of:=[.J13]" table:style-name="ce57">
            <text:p>260.91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Equipos de Cómputo</text:p>
          </table:table-cell>
          <table:table-cell table:style-name="ce56"/>
          <table:table-cell office:value-type="float" office:value="141609.89000000001" table:formula="of:=[.G12]" table:style-name="ce57">
            <text:p>141.610</text:p>
          </table:table-cell>
          <table:table-cell office:value-type="float" office:value="125552.68" table:formula="of:=[.J12]" table:style-name="ce57">
            <text:p>125.55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Vehículos</text:p>
          </table:table-cell>
          <table:table-cell table:style-name="ce56"/>
          <table:table-cell office:value-type="float" office:value="15000" table:formula="of:=[.G11]" table:style-name="ce57">
            <text:p>15.000</text:p>
          </table:table-cell>
          <table:table-cell office:value-type="float" office:value="15000" table:formula="of:=[.J11]" table:style-name="ce57">
            <text:p>15.0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Otros Activos Fijos</text:p>
          </table:table-cell>
          <table:table-cell table:style-name="ce56"/>
          <table:table-cell office:value-type="float" office:value="34880.81" table:formula="of:=SUM([.G14:.G17])" table:style-name="ce57">
            <text:p>34.881</text:p>
          </table:table-cell>
          <table:table-cell office:value-type="float" office:value="331473.46999999997" table:formula="of:=SUM([.J14:.J17])" table:style-name="ce57">
            <text:p>331.47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Depreciación Acumulada</text:p>
          </table:table-cell>
          <table:table-cell table:style-name="ce56"/>
          <table:table-cell office:value-type="float" office:value="-241842.97" table:formula="of:=[.G19]" table:style-name="ce57">
            <text:p>-241.843</text:p>
          </table:table-cell>
          <table:table-cell office:value-type="float" office:value="-512457.26" table:formula="of:=[.J19]" table:style-name="ce57">
            <text:p>-512.45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213300.69999999998" table:formula="of:=+SUM([.D26:.D33])" table:style-name="ce42">
            <text:p>213.301</text:p>
          </table:table-cell>
          <table:table-cell office:value-type="float" office:value="220480.43999999994" table:formula="of:=+SUM([.E26:.E33])" table:style-name="ce42">
            <text:p>220.48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18:34:53Z</dc:date>
    <meta:editing-cycles>7</meta:editing-cycles>
    <meta:editing-duration>PT4556S</meta:editing-duration>
  </office:meta>
</office:document-meta>
</file>